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800000" draw:marker-start-width="0.2cm" draw:marker-end-width="0.2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Fine_20_Dashed_20__28_var_29_" svg:stroke-width="0.051cm" svg:stroke-color="#8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width="0.051cm" svg:stroke-color="#800080" draw:marker-start-width="0.2cm" draw:marker-end-width="0.2cm" draw:fill="solid" draw:fill-color="#800080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_20__28_var_29_" svg:stroke-width="0.051cm" svg:stroke-color="#80008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_20__28_var_29_" svg:stroke-width="0.051cm" svg:stroke-color="#8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84cm" svg:height="1.397cm" svg:x="1.311cm" svg:y="1.254cm">
          <text:p text:style-name="P2">test</text:p>
          <text:p text:style-name="P2">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2.811cm">
          <text:p/>
        </draw:line>
        <draw:line draw:style-name="gr2" draw:text-style-name="P1" draw:layer="layout" svg:x1="19.656cm" svg:y1="2.651cm" svg:x2="19.656cm" svg:y2="12.811cm">
          <text:p/>
        </draw:line>
        <draw:line draw:style-name="gr2" draw:text-style-name="P1" draw:layer="layout" svg:x1="22.756cm" svg:y1="2.651cm" svg:x2="22.756cm" svg:y2="12.811cm">
          <text:p/>
        </draw:line>
        <draw:line draw:style-name="gr2" draw:text-style-name="P1" draw:layer="layout" svg:x1="9.256cm" svg:y1="2.651cm" svg:x2="9.256cm" svg:y2="12.811cm">
          <text:p/>
        </draw:line>
        <draw:line draw:style-name="gr2" draw:text-style-name="P1" draw:layer="layout" svg:x1="5.656cm" svg:y1="2.651cm" svg:x2="5.656cm" svg:y2="12.811cm">
          <text:p/>
        </draw:line>
        <draw:line draw:style-name="gr2" draw:text-style-name="P1" draw:layer="layout" svg:x1="2.456cm" svg:y1="2.651cm" svg:x2="2.456cm" svg:y2="12.811cm">
          <text:p/>
        </draw:line>
        <draw:line draw:style-name="gr3" draw:text-style-name="P1" draw:layer="layout" svg:x1="9.256cm" svg:y1="4.237cm" svg:x2="12.685cm" svg:y2="4.237cm">
          <text:p/>
        </draw:line>
        <draw:custom-shape draw:style-name="gr4" draw:text-style-name="P1" draw:layer="layout" svg:width="1.27cm" svg:height="0.935cm" svg:x="14.785cm" svg:y="4.70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5" draw:text-style-name="P1" draw:layer="layout" svg:x1="19.588cm" svg:y1="4.829cm" svg:x2="16.413cm" svg:y2="4.829cm">
          <text:p/>
        </draw:line>
        <draw:line draw:style-name="gr5" draw:text-style-name="P1" draw:layer="layout" svg:x1="22.762cm" svg:y1="5.348cm" svg:x2="16.412cm" svg:y2="5.348cm">
          <text:p/>
        </draw:line>
        <draw:line draw:style-name="gr6" draw:text-style-name="P1" draw:layer="layout" svg:x1="9.256cm" svg:y1="6.38cm" svg:x2="5.7cm" svg:y2="6.38cm">
          <text:p/>
        </draw:line>
        <draw:line draw:style-name="gr6" draw:text-style-name="P1" draw:layer="layout" svg:x1="9.256cm" svg:y1="6.888cm" svg:x2="2.525cm" svg:y2="6.888cm">
          <text:p/>
        </draw:line>
        <draw:custom-shape draw:style-name="gr7" draw:text-style-name="P1" draw:layer="layout" svg:width="3.429cm" svg:height="0.77cm" svg:x="9.256cm" svg:y="6.2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2.811cm">
          <text:p/>
        </draw:line>
        <draw:line draw:style-name="gr3" draw:text-style-name="P1" draw:layer="layout" svg:x1="12.857cm" svg:y1="4.237cm" svg:x2="16.286cm" svg:y2="4.237cm">
          <text:p/>
        </draw:line>
        <draw:custom-shape draw:style-name="gr8" draw:text-style-name="P1" draw:layer="layout" svg:width="1.27cm" svg:height="0.935cm" svg:x="9.432cm" svg:y="2.91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" draw:layer="layout" svg:x1="12.859cm" svg:y1="6.137cm" svg:x2="16.288cm" svg:y2="6.137cm">
          <text:p/>
        </draw:line>
        <draw:line draw:style-name="gr6" draw:text-style-name="P1" draw:layer="layout" svg:x1="9.258cm" svg:y1="3.18cm" svg:x2="5.702cm" svg:y2="3.18cm">
          <text:p/>
        </draw:line>
        <draw:line draw:style-name="gr6" draw:text-style-name="P1" draw:layer="layout" svg:x1="9.258cm" svg:y1="3.688cm" svg:x2="2.527cm" svg:y2="3.688cm">
          <text:p/>
        </draw:line>
        <draw:line draw:style-name="gr3" draw:text-style-name="P1" draw:layer="layout" svg:x1="9.257cm" svg:y1="9.838cm" svg:x2="12.686cm" svg:y2="9.838cm">
          <text:p/>
        </draw:line>
        <draw:custom-shape draw:style-name="gr10" draw:text-style-name="P1" draw:layer="layout" svg:width="1.27cm" svg:height="0.935cm" svg:x="14.786cm" svg:y="10.30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1" draw:text-style-name="P1" draw:layer="layout" svg:x1="19.589cm" svg:y1="10.43cm" svg:x2="16.414cm" svg:y2="10.43cm">
          <text:p/>
        </draw:line>
        <draw:line draw:style-name="gr11" draw:text-style-name="P1" draw:layer="layout" svg:x1="22.763cm" svg:y1="10.949cm" svg:x2="16.413cm" svg:y2="10.949cm">
          <text:p/>
        </draw:line>
        <draw:line draw:style-name="gr6" draw:text-style-name="P1" draw:layer="layout" svg:x1="9.257cm" svg:y1="11.981cm" svg:x2="5.701cm" svg:y2="11.981cm">
          <text:p/>
        </draw:line>
        <draw:line draw:style-name="gr6" draw:text-style-name="P1" draw:layer="layout" svg:x1="9.257cm" svg:y1="12.489cm" svg:x2="2.526cm" svg:y2="12.489cm">
          <text:p/>
        </draw:line>
        <draw:custom-shape draw:style-name="gr7" draw:text-style-name="P1" draw:layer="layout" svg:width="3.429cm" svg:height="0.77cm" svg:x="9.257cm" svg:y="11.8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" draw:text-style-name="P1" draw:layer="layout" svg:x1="12.858cm" svg:y1="9.838cm" svg:x2="16.287cm" svg:y2="9.838cm">
          <text:p/>
        </draw:line>
        <draw:custom-shape draw:style-name="gr8" draw:text-style-name="P1" draw:layer="layout" svg:width="1.27cm" svg:height="0.935cm" svg:x="9.433cm" svg:y="8.5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2" draw:text-style-name="P1" draw:layer="layout" svg:x1="12.86cm" svg:y1="11.738cm" svg:x2="16.289cm" svg:y2="11.738cm">
          <text:p/>
        </draw:line>
        <draw:line draw:style-name="gr6" draw:text-style-name="P1" draw:layer="layout" svg:x1="9.259cm" svg:y1="8.781cm" svg:x2="5.703cm" svg:y2="8.781cm">
          <text:p/>
        </draw:line>
        <draw:line draw:style-name="gr6" draw:text-style-name="P1" draw:layer="layout" svg:x1="9.259cm" svg:y1="9.289cm" svg:x2="2.528cm" svg:y2="9.289cm">
          <text:p/>
        </draw:line>
        <draw:line draw:style-name="gr13" draw:text-style-name="P1" draw:layer="layout" svg:x1="2.397cm" svg:y1="7.985cm" svg:x2="22.717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3T13:06:52</dc:date>
    <dc:creator>Peter Kehl</dc:creator>
    <meta:editing-duration>PT12H24M7S</meta:editing-duration>
    <meta:editing-cycles>15</meta:editing-cycles>
    <meta:generator>LibreOffice/3.4$Unix LibreOffice_project/340m1$Build-502</meta:generator>
    <meta:document-statistic meta:object-count="39"/>
  </office:meta>
</office:document-meta>
</file>